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97in" table:align="margins" fo:background-color="transparent">
        <style:background-image/>
      </style:table-properties>
    </style:style>
    <style:style style:name="Table1.A" style:family="table-column">
      <style:table-column-properties style:column-width="0.3375in" style:rel-column-width="2027*"/>
    </style:style>
    <style:style style:name="Table1.B" style:family="table-column">
      <style:table-column-properties style:column-width="1.0549in" style:rel-column-width="6336*"/>
    </style:style>
    <style:style style:name="Table1.C" style:family="table-column">
      <style:table-column-properties style:column-width="0.9375in" style:rel-column-width="5631*"/>
    </style:style>
    <style:style style:name="Table1.D" style:family="table-column">
      <style:table-column-properties style:column-width="1.1264in" style:rel-column-width="6766*"/>
    </style:style>
    <style:style style:name="Table1.E" style:family="table-column">
      <style:table-column-properties style:column-width="0.6917in" style:rel-column-width="4154*"/>
    </style:style>
    <style:style style:name="Table1.F" style:family="table-column">
      <style:table-column-properties style:column-width="1.25in" style:rel-column-width="7508*"/>
    </style:style>
    <style:style style:name="Table1.G" style:family="table-column">
      <style:table-column-properties style:column-width="1.0604in" style:rel-column-width="6369*"/>
    </style:style>
    <style:style style:name="Table1.H" style:family="table-column">
      <style:table-column-properties style:column-width="0.9944in" style:rel-column-width="5973*"/>
    </style:style>
    <style:style style:name="Table1.J" style:family="table-column">
      <style:table-column-properties style:column-width="1.0701in" style:rel-column-width="6428*"/>
    </style:style>
    <style:style style:name="Table1.K" style:family="table-column">
      <style:table-column-properties style:column-width="1.45in" style:rel-column-width="8712*"/>
    </style:style>
    <style:style style:name="Table1.1" style:family="table-row">
      <style:table-row-properties style:min-row-height="0.1042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972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K1" style:family="table-cell">
      <style:table-cell-properties style:vertical-align="middle" fo:background-color="#ff972f" fo:padding="0.0201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2604in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style:vertical-align="middle" fo:background-color="#3faf46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K5" style:family="table-cell">
      <style:table-cell-properties style:vertical-align="middle" fo:background-color="#3faf46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2.2917in" fo:margin-left="7.8201in" table:align="left"/>
    </style:style>
    <style:style style:name="Table5.A" style:family="table-column">
      <style:table-column-properties style:column-width="2.291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5c4b02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fo:font-weight="bold" officeooo:rsid="0088e743" officeooo:paragraph-rsid="0088e743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fo:font-weight="bold" officeooo:rsid="009686a8" officeooo:paragraph-rsid="009686a8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P12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14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6ac12f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739880" style:font-size-asian="6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10pt" fo:font-weight="bold" officeooo:rsid="009686a8" officeooo:paragraph-rsid="009686a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paragraph-rsid="0081e4b2"/>
    </style:style>
    <style:style style:name="P23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081e4b2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081e4b2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4b6f57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3c36ac"/>
    </style:style>
    <style:style style:name="P28" style:family="paragraph" style:parent-style-name="Table_20_Contents">
      <style:paragraph-properties fo:line-height="115%" fo:text-align="start" style:justify-single-word="false"/>
      <style:text-properties style:text-underline-style="solid" style:text-underline-type="double" style:text-underline-width="auto" style:text-underline-color="font-color" officeooo:paragraph-rsid="0081e4b2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style:font-name="Liberation Sans" fo:font-size="6pt" fo:font-weight="bold" officeooo:rsid="00d2f3b4" style:font-size-asian="6pt" style:font-weight-asian="bold" style:font-size-complex="6pt" style:font-weight-complex="bold"/>
    </style:style>
    <style:style style:name="T4" style:family="text">
      <style:text-properties style:font-name="Arial" fo:font-size="9pt" fo:font-weight="normal" officeooo:rsid="0031c11d" style:font-size-asian="9pt" style:font-weight-asian="normal" style:font-size-complex="9pt" style:font-weight-complex="normal"/>
    </style:style>
    <style:style style:name="T5" style:family="text">
      <style:text-properties style:font-name="Arial" fo:font-size="6pt" fo:font-weight="normal" officeooo:rsid="0031c11d" style:font-size-asian="5.25pt" style:font-weight-asian="normal" style:font-size-complex="6pt" style:font-weight-complex="normal"/>
    </style:style>
    <style:style style:name="T6" style:family="text">
      <style:text-properties fo:font-size="7pt" officeooo:rsid="0059ff7d" style:font-size-asian="7pt" style:font-size-complex="7pt"/>
    </style:style>
    <style:style style:name="T7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T8" style:family="text">
      <style:text-properties officeooo:rsid="0099d5ca"/>
    </style:style>
    <style:style style:name="T9" style:family="text">
      <style:text-properties fo:color="#b3b8c5" loext:opacity="100%" style:font-name="Droid Sans Mono" fo:font-size="10.5pt" fo:font-weight="normal" fo:background-color="#0a0a0a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.ditujukan_kepada.name"/>
        <text:user-field-decl office:value-type="string" office:string-value="o.name" text:name="py3o.o.name"/>
        <text:user-field-decl office:value-type="string" office:string-value="[[ ['pemberi_kerja'] ]]" text:name="pemberi_kerja"/>
        <text:user-field-decl office:value-type="string" office:string-value="pemberi_kerja" text:name="py3o.pemberi_kerja"/>
        <text:user-field-decl office:value-type="string" office:string-value="pemberi_kerja" text:name="py3o.o.pemberi_kerja"/>
        <text:user-field-decl office:value-type="string" office:string-value="pemberi_kerja" text:name="py3o.records.pemberi_kerja"/>
        <text:user-field-decl office:value-type="string" office:string-value=" o.name" text:name="o.name"/>
        <text:user-field-decl office:value-type="string" office:string-value="l.name" text:name="py3o.l.name"/>
        <text:user-field-decl office:value-type="string" office:string-value="unit" text:name="py3o.l.sub_branch_ids.name"/>
        <text:user-field-decl office:value-type="string" office:string-value="unit" text:name="py3o.l.sub_branch"/>
        <text:user-field-decl office:value-type="string" office:string-value="pemberi_kerja" text:name="py3o.l.pemberi_kerja"/>
        <text:user-field-decl office:value-type="string" office:string-value="pekerjaan" text:name="py3o.l.pekerjaan"/>
        <text:user-field-decl office:value-type="string" office:string-value="tanggal_bank_garansi" text:name="py3o.l.tanggal_bank_garansi"/>
        <text:user-field-decl office:value-type="string" office:string-value="nominal_jaminan" text:name="py3o.l.nominal_jaminan"/>
        <text:user-field-decl office:value-type="string" office:string-value="mulai_garansi" text:name="py3o.l.mulai_garansi"/>
        <text:user-field-decl office:value-type="string" office:string-value="akhir_garansi" text:name="py3o.l.akhir_garansi"/>
        <text:user-field-decl office:value-type="string" office:string-value="jenis_bank_garansi" text:name="py3o.l.jenis_bank_garansi"/>
        <text:user-field-decl office:value-type="string" office:string-value="bank_cabang" text:name="py3o.l.bank_cabang"/>
        <text:user-field-decl office:value-type="string" office:string-value="nama_asuransi" text:name="py3o.l.nama_asuransi"/>
        <text:user-field-decl office:value-type="string" office:string-value="biaya_asuransi" text:name="py3o.l.biaya_asuransi"/>
        <text:user-field-decl office:value-type="string" office:string-value="dana_kembali" text:name="py3o.l.dana_kembali"/>
        <text:user-field-decl office:value-type="string" office:string-value="l_keterangan" text:name="py3o.l.keterangan"/>
        <text:user-field-decl office:value-type="string" office:string-value="total_nominal_jaminan" text:name="py3o.l.total_nominal_jaminan"/>
        <text:user-field-decl office:value-type="string" office:string-value="total_biaya_asuransi" text:name="py3o.l.total_biaya_asuransi"/>
        <text:user-field-decl office:value-type="string" office:string-value="total_dana_kembali" text:name="py3o.l.total_dana_kembali"/>
        <text:user-field-decl office:value-type="string" office:string-value="total_nominal_jaminan" text:name="py3o.o.total_nominal_jaminan"/>
        <text:user-field-decl office:value-type="string" office:string-value="total_biaya_asuransi" text:name="py3o.o.total_biaya_asuransi"/>
        <text:user-field-decl office:value-type="string" office:string-value="total_dana_kembali" text:name="py3o.o.total_dana_kembali"/>
        <text:user-field-decl office:value-type="string" office:string-value="l_no" text:name="py3o.l.no"/>
        <text:user-field-decl office:value-type="string" office:string-value="o.tipe_bank_garansi" text:name="py3o.o.tipe_bank_garansi_id.name"/>
        <text:user-field-decl office:value-type="string" office:string-value="o.tipe_notes" text:name="py3o.o.tipe_notes"/>
        <text:user-field-decl office:value-type="string" office:string-value="o.tipe_notes" text:name="py3o.o.tipe_notes.name"/>
        <text:user-field-decl office:value-type="string" office:string-value="o.tipe_notes" text:name="py3o.o.tipe_notes.type_display"/>
        <text:user-field-decl office:value-type="string" office:string-value="o.tipe_notes_display" text:name="py3o.o.tipe_notes_display"/>
        <text:user-field-decl office:value-type="string" office:string-value="l_bank" text:name="py3o.l.bank"/>
        <text:user-field-decl office:value-type="string" office:string-value="l_rekening" text:name="py3o.l.rekening"/>
        <text:user-field-decl office:value-type="string" office:string-value="l_maturity_date" text:name="py3o.l.maturity_date"/>
        <text:user-field-decl office:value-type="string" office:string-value="l_total_sinking_fund" text:name="py3o.l.total_sinking_fund"/>
        <text:user-field-decl office:value-type="string" office:string-value="l_total_deposito" text:name="py3o.l.total_deposito"/>
        <text:user-field-decl office:value-type="string" office:string-value="l_total_biaya_admin" text:name="py3o.l.total_biaya_admin"/>
        <text:user-field-decl office:value-type="string" office:string-value="l_total_saldo" text:name="py3o.l.total_saldo"/>
        <text:user-field-decl office:value-type="string" office:string-value="summary_sinking_fund" text:name="py3o.o.summary_sinking_fund"/>
        <text:user-field-decl office:value-type="string" office:string-value="summary_deposito" text:name="py3o.o.summary_deposito"/>
        <text:user-field-decl office:value-type="string" office:string-value="summary_pendapatan_biaya" text:name="py3o.o.summary_pendapatan_biaya"/>
        <text:user-field-decl office:value-type="string" office:string-value="summary_saldo" text:name="py3o.o.summary_saldo"/>
        <text:user-field-decl office:value-type="string" office:string-value="l_uraian_notes" text:name="py3o.l.uraian_notes"/>
        <text:user-field-decl office:value-type="string" office:string-value="l_tipe_notes" text:name="py3o.l.tipe_notes"/>
        <text:user-field-decl office:value-type="string" office:string-value="l_tujuan" text:name="py3o.l.tujuan"/>
        <text:user-field-decl office:value-type="string" office:string-value="l_nomor_perjanjian" text:name="py3o.l.nomor_perjanjian"/>
        <text:user-field-decl office:value-type="string" office:string-value="l_tanggal_perjanjian" text:name="py3o.l.tanggal_perjanjian"/>
        <text:user-field-decl office:value-type="string" office:string-value="l_nomor_addendum" text:name="py3o.l.nomor_addendum"/>
        <text:user-field-decl office:value-type="string" office:string-value="l_nominal_perjanjian" text:name="py3o.l.nominal_perjanjian"/>
        <text:user-field-decl office:value-type="string" office:string-value="l_nominal_dipinjamkan" text:name="py3o.l.nominal_dipinjamkan"/>
        <text:user-field-decl office:value-type="string" office:string-value="l_nominal_pengembalian" text:name="py3o.l.nominal_pengembalian"/>
        <text:user-field-decl office:value-type="string" office:string-value="l_nominal_belum_dipinjamkan" text:name="py3o.l.nominal_belum_dipinjamkan"/>
        <text:user-field-decl office:value-type="string" office:string-value="l_nominal_kekurangan_pembayaran_shl" text:name="py3o.l.nominal_kekurangan_pembayaran_shl"/>
      </text:user-field-decls>
      <text:p text:style-name="P27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0">S<text:span text:style-name="T8">HAREHOLDER LOAN</text:span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4">NOMOR SHAREHOLDER</text:p>
          </table:table-cell>
          <table:table-cell table:style-name="Table1.A1" office:value-type="string">
            <text:p text:style-name="P5">TUJUAN</text:p>
          </table:table-cell>
          <table:table-cell table:style-name="Table1.A1" office:value-type="string">
            <text:p text:style-name="P4">NOMOR SURAT PERJANJIAN</text:p>
          </table:table-cell>
          <table:table-cell table:style-name="Table1.A1" office:value-type="string">
            <text:p text:style-name="P4">TANGGAL PERJANJIAN</text:p>
          </table:table-cell>
          <table:table-cell table:style-name="Table1.A1" office:value-type="string">
            <text:p text:style-name="P4">NOMOR ADDENDUM</text:p>
          </table:table-cell>
          <table:table-cell table:style-name="Table1.A1" office:value-type="string">
            <text:p text:style-name="P4">NOMINAL PERJANJIAN</text:p>
          </table:table-cell>
          <table:table-cell table:style-name="Table1.A1" office:value-type="string">
            <text:p text:style-name="P4">NOMINAL DIPINJAMKAN</text:p>
          </table:table-cell>
          <table:table-cell table:style-name="Table1.A1" office:value-type="string">
            <text:p text:style-name="P4">NOMINAL PENGEMBALIAN</text:p>
          </table:table-cell>
          <table:table-cell table:style-name="Table1.A1" office:value-type="string">
            <text:p text:style-name="P4">NOMINAL BELUM DIPINJAMKAN</text:p>
          </table:table-cell>
          <table:table-cell table:style-name="Table1.K1" office:value-type="string">
            <text:p text:style-name="P4">NOMINAL KEKURANGAN PEMBAYARAN ANGSURAN SHL</text:p>
          </table:table-cell>
        </table:table-row>
        <table:table-row>
          <table:table-cell table:style-name="Table1.A2" table:number-columns-spanned="11" office:value-type="string">
            <text:p text:style-name="P12"><text:a xlink:type="simple" xlink:href="py3o://for=%22%22l%20in%20o.get_records_dict()%22" text:style-name="Internet_20_link" text:visited-style-name="Visited_20_Internet_20_Link"><text:span text:style-name="T6">for=""l in o.get_records_dict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<text:user-field-get text:name="py3o.l.no">l_no</text:user-field-get></text:p>
          </table:table-cell>
          <table:table-cell table:style-name="Table1.B3" office:value-type="string">
            <text:p text:style-name="P15"><text:user-field-get text:name="py3o.l.name">l.name</text:user-field-get></text:p>
          </table:table-cell>
          <table:table-cell table:style-name="Table1.C3" office:value-type="string">
            <text:p text:style-name="P15"><text:user-field-get text:name="py3o.l.tujuan">l_tujuan</text:user-field-get></text:p>
          </table:table-cell>
          <table:table-cell table:style-name="Table1.D3" office:value-type="string">
            <text:p text:style-name="P15"><text:user-field-get text:name="py3o.l.nomor_perjanjian">l_nomor_perjanjian</text:user-field-get></text:p>
          </table:table-cell>
          <table:table-cell table:style-name="Table1.E3" office:value-type="string">
            <text:p text:style-name="P15"><text:user-field-get text:name="py3o.l.tanggal_perjanjian">l_tanggal_perjanjian</text:user-field-get></text:p>
          </table:table-cell>
          <table:table-cell table:style-name="Table1.F3" office:value-type="string">
            <text:p text:style-name="P14"><text:user-field-get text:name="py3o.l.nomor_addendum">l_nomor_addendum</text:user-field-get></text:p>
          </table:table-cell>
          <table:table-cell table:style-name="Table1.G3" office:value-type="string">
            <text:p text:style-name="P16"><text:user-field-get text:name="py3o.l.nominal_perjanjian">l_nominal_perjanjian</text:user-field-get></text:p>
          </table:table-cell>
          <table:table-cell table:style-name="Table1.H3" office:value-type="string">
            <text:p text:style-name="P16"><text:user-field-get text:name="py3o.l.nominal_dipinjamkan">l_nominal_dipinjamkan</text:user-field-get></text:p>
          </table:table-cell>
          <table:table-cell table:style-name="Table1.I3" office:value-type="string">
            <text:p text:style-name="P16"><text:user-field-get text:name="py3o.l.nominal_pengembalian">l_nominal_pengembalian</text:user-field-get></text:p>
          </table:table-cell>
          <table:table-cell table:style-name="Table1.J3" office:value-type="string">
            <text:p text:style-name="P16"><text:user-field-get text:name="py3o.l.nominal_belum_dipinjamkan">l_nominal_belum_dipinjamkan</text:user-field-get></text:p>
          </table:table-cell>
          <table:table-cell table:style-name="Table1.K3" office:value-type="string">
            <text:p text:style-name="P16"><text:user-field-get text:name="py3o.l.nominal_kekurangan_pembayaran_shl">l_nominal_kekurangan_pembayaran_shl</text:user-field-get></text:p>
          </table:table-cell>
        </table:table-row>
        <table:table-row>
          <table:table-cell table:style-name="Table1.A3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17"/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7"/>
          </table:table-cell>
          <table:table-cell table:style-name="Table1.H4" office:value-type="string">
            <text:p text:style-name="P17"/>
          </table:table-cell>
          <table:table-cell table:style-name="Table1.I4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</table:table-row>
        <table:table-row table:style-name="Table1.5"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TOTAL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1"><text:text-input text:description="py3o://function=&quot;'{:,.0f}'.format(o.total_nominal_perjanjian)&quot;">total_nominal_perjanjian</text:text-input><text:span text:style-name="T9"/></text:p>
          </table:table-cell>
          <table:table-cell table:style-name="Table1.A5" office:value-type="string">
            <text:p text:style-name="P21"><text:text-input text:description="py3o://function=&quot;'{:,.0f}'.format(o.total_nominal_dipinjamkan)&quot;">total_nominal_dipinjamkan</text:text-input></text:p>
          </table:table-cell>
          <table:table-cell table:style-name="Table1.A5" office:value-type="string">
            <text:p text:style-name="P21"><text:text-input text:description="py3o://function=&quot;'{:,.0f}'.format(o.total_nominal_pengembalian)&quot;">total_nominal_pengembalian</text:text-input></text:p>
          </table:table-cell>
          <table:table-cell table:style-name="Table1.A5" office:value-type="string">
            <text:p text:style-name="P21"><text:text-input text:description="py3o://function=&quot;'{:,.0f}'.format(o.total_nominal_belum_dipinjamkan)&quot;">total_nominal_belum_dipinjamkan</text:text-input></text:p>
          </table:table-cell>
          <table:table-cell table:style-name="Table1.K5" office:value-type="string">
            <text:p text:style-name="P21"><text:text-input text:description="py3o://function=&quot;'{:,.0f}'.format(o.total_nominal_kekurangan_pembayaran_shl)&quot;">total_nominal_kekurangan_pembayaran_shl</text:text-input></text:p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5">For</text:span></text:a><text:span text:style-name="T4"/></text:p>
      <text:p text:style-name="P13"/>
      <text:p text:style-name="P2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5">(…………………………………………..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Table6" style:family="table">
      <style:table-properties style:width="10.8715in" fo:margin-left="0.0396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75in"/>
    </style:style>
    <style:style style:name="Table6.C" style:family="table-column">
      <style:table-column-properties style:column-width="3.61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9807in" svg:y="0.1264in" svg:width="1.2008in" svg:height="0.752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  <text:p text:style-name="MP6"/>
            </table:table-cell>
            <table:table-cell table:style-name="Table6.A1" office:value-type="string">
              <text:p text:style-name="MP2"/>
              <text:p text:style-name="MP2"><draw:frame draw:style-name="Mfr2" draw:name="Image2 Copy 1" text:anchor-type="char" svg:x="1.0374in" svg:y="0.1453in" svg:width="1.7598in" svg:height="0.4409in" draw:z-index="1"><draw:image xlink:href="Pictures/100000010000010F00000044211F9570D1F89AB5.png" xlink:type="simple" xlink:show="embed" xlink:actuate="onLoad" draw:mime-type="image/png"/></draw:frame></text:p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7:24:29.122690786</meta:creation-date>
    <meta:generator>LibreOffice/7.4.7.2$Linux_X86_64 LibreOffice_project/40$Build-2</meta:generator>
    <dc:date>2025-05-06T15:02:16.532990169</dc:date>
    <meta:editing-duration>P2DT22H37M51S</meta:editing-duration>
    <meta:editing-cycles>127</meta:editing-cycles>
    <meta:document-statistic meta:table-count="3" meta:image-count="2" meta:object-count="0" meta:page-count="1" meta:paragraph-count="42" meta:word-count="78" meta:character-count="775" meta:non-whitespace-character-count="748"/>
  </office:meta>
</office:document-meta>
</file>